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D967D289C.png"/>
  <manifest:file-entry manifest:media-type="image/jpeg" manifest:full-path="Pictures/100000000000039A000002B4B5E348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opacity="10%" draw:textarea-horizontal-align="center" draw:textarea-vertical-align="middle" draw:shadow-opacity="1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5.67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fo:min-height="3.735cm"/>
    </style:style>
    <style:style style:name="pr5" style:family="presentation" style:parent-style-name="Padrão-outline1">
      <style:graphic-properties fo:min-height="12.323cm"/>
    </style:style>
    <style:style style:name="pr6" style:family="presentation" style:parent-style-name="Padrão-notes">
      <style:graphic-properties draw:fill-color="#ffffff" fo:min-height="11.179cm"/>
    </style:style>
    <style:style style:name="P1" style:family="paragraph">
      <style:paragraph-properties fo:margin-left="0cm" fo:margin-right="0cm" fo:margin-top="0.211cm" fo:margin-bottom="0cm" fo:line-height="80%" fo:text-indent="0cm"/>
    </style:style>
    <style:style style:name="P2" style:family="paragraph">
      <style:paragraph-properties fo:margin-left="0cm" fo:margin-right="0cm" fo:margin-top="0.141cm" fo:margin-bottom="0cm" fo:line-height="8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T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72pt" style:font-size-asian="72pt" style:font-size-complex="72pt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rect draw:style-name="gr1" draw:layer="layout" svg:width="18.5cm" svg:height="6cm" svg:x="3.5cm" svg:y="3cm">
          <text:p/>
        </draw:rect>
        <draw:frame presentation:style-name="pr1" draw:text-style-name="P3" draw:layer="layout" svg:width="17.78cm" svg:height="6.951cm" svg:x="3.72cm" svg:y="10.049cm">
          <draw:text-box>
            <text:p text:style-name="P1"><text:span text:style-name="T1">Estêvão Bissoli Saleme</text:span></text:p>
            <text:p text:style-name="P1"><text:span text:style-name="T1">Janaína Faria de Oliveira</text:span></text:p>
            <text:p text:style-name="P1"><text:span text:style-name="T1">Melque de Oliveira Silva</text:span></text:p>
            <text:p text:style-name="P1"><text:span text:style-name="T1">Paulo Daniel Correa</text:span></text:p>
            <text:p text:style-name="P1"><text:span text:style-name="T1">Pedro Henrique Fernandes Cardoso</text:span></text:p>
            <text:p text:style-name="P1"><text:span text:style-name="T1">Renato Correa Juliano</text:span></text:p>
            <text:p text:style-name="P1"><text:span text:style-name="T1">Thaiz Renata Cabral Rondam</text:span></text:p>
            <text:p text:style-name="P1"><text:span text:style-name="T2"/></text:p>
            <text:p text:style-name="P2"><text:span text:style-name="T3">Universidade Federal de Lavras</text:span></text:p>
            <text:p text:style-name="P2"><text:span text:style-name="T3">Lavras, MG - Brasil</text:span></text:p>
          </draw:text-box>
        </draw:frame>
        <draw:frame presentation:style-name="pr2" draw:text-style-name="P3" draw:layer="layout" svg:width="21.59cm" svg:height="4.084cm" svg:x="1.91cm" svg:y="4.516cm" presentation:class="title" presentation:user-transformed="true">
          <draw:text-box>
            <text:p text:style-name="P4"><text:span text:style-name="T4"><text:s text:c="5"/></text:span><text:span text:style-name="T4">Food Delivery Web</text:span><text:span text:style-name="T5"><text:line-break/></text:span><text:span text:style-name="T6">Sistema de Gestão de Delivery</text:span><text:span text:style-name="T6"><text:line-break/></text:span><text:span text:style-name="T6"/></text:p>
          </draw:text-box>
        </draw:frame>
        <draw:frame draw:style-name="gr2" draw:text-style-name="P5" draw:layer="layout" svg:width="1.5cm" svg:height="1.5cm" svg:x="5.8cm" svg:y="4.7cm">
          <draw:image xlink:href="Pictures/10000201000000A00000009D967D289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placeholder="true">
          <draw:text-box/>
        </draw:frame>
        <draw:frame presentation:style-name="pr5" draw:layer="layout" svg:width="22.86cm" svg:height="12.583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placeholder="true">
          <draw:text-box/>
        </draw:frame>
        <draw:frame presentation:style-name="pr5" draw:layer="layout" svg:width="22.86cm" svg:height="12.583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3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9A000002B4B5E3489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.</meta:initial-creator>
    <meta:creation-date>2009-10-27T16:29:06</meta:creation-date>
    <dc:date>2009-10-28T09:09:15.89</dc:date>
    <meta:editing-cycles>10</meta:editing-cycles>
    <meta:editing-duration>PT00H50M34S</meta:editing-duration>
    <meta:generator>BrOffice.org/3.1$Win32 OpenOffice.org_project/310m11$Build-9399</meta:generator>
    <meta:document-statistic meta:object-count="31"/>
  </office:meta>
</office:document-meta>
</file>